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0438in" style:rel-column-width="20011*"/>
    </style:style>
    <style:style style:name="Таблица2.B" style:family="table-column">
      <style:table-column-properties style:column-width="2.4396in" style:rel-column-width="23887*"/>
    </style:style>
    <style:style style:name="Таблица2.C" style:family="table-column">
      <style:table-column-properties style:column-width="2.2097in" style:rel-column-width="21637*"/>
    </style:style>
    <style:style style:name="Таблица2.1" style:family="table-row">
      <style:table-row-properties style:min-row-height="0.3188in"/>
    </style:style>
    <style:style style:name="Таблица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438in" style:rel-column-width="20011*"/>
    </style:style>
    <style:style style:name="Table2.B" style:family="table-column">
      <style:table-column-properties style:column-width="2.4396in" style:rel-column-width="23887*"/>
    </style:style>
    <style:style style:name="Table2.C" style:family="table-column">
      <style:table-column-properties style:column-width="2.2097in" style:rel-column-width="21637*"/>
    </style:style>
    <style:style style:name="Table2.1" style:family="table-row">
      <style:table-row-properties style:min-row-height="0.3188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paragraph-rsid="0017fffc" style:font-size-asian="12.25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7fffc" style:font-size-asian="14pt" style:font-size-complex="14pt"/>
    </style:style>
    <style:style style:name="P5" style:family="paragraph" style:parent-style-name="Standard">
      <style:text-properties officeooo:paragraph-rsid="0017fffc"/>
    </style:style>
    <style:style style:name="P6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09ff2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17fffc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12" style:family="paragraph" style:parent-style-name="Table_20_Contents">
      <style:text-properties fo:font-size="14pt" style:font-size-asian="12.25pt" style:font-size-complex="14pt"/>
    </style:style>
    <style:style style:name="P13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14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15" style:family="paragraph" style:parent-style-name="Table_20_Contents">
      <style:text-properties fo:font-size="14pt" officeooo:rsid="0005e8e7" officeooo:paragraph-rsid="0017fffc" style:font-size-asian="12.25pt" style:font-size-complex="14pt"/>
    </style:style>
    <style:style style:name="P16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17" style:family="paragraph" style:parent-style-name="Table_20_Contents">
      <style:text-properties fo:font-size="14pt" officeooo:rsid="000ccc30" officeooo:paragraph-rsid="0017fffc" style:font-size-asian="12.25pt" style:font-size-complex="14pt"/>
    </style:style>
    <style:style style:name="P18" style:family="paragraph" style:parent-style-name="Table_20_Contents">
      <style:text-properties fo:font-size="14pt" officeooo:paragraph-rsid="0017fffc" style:font-size-asian="12.25pt" style:font-size-complex="14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0ccc30" officeooo:paragraph-rsid="000ccc30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0ccc30" officeooo:paragraph-rsid="0017fffc" style:font-size-asian="14pt" style:font-size-complex="14pt"/>
    </style:style>
    <style:style style:name="P22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23" style:family="paragraph" style:parent-style-name="Table_20_Contents">
      <style:text-properties fo:font-size="14pt" officeooo:rsid="001044f3" officeooo:paragraph-rsid="0017fffc" style:font-size-asian="14pt" style:font-size-complex="14pt"/>
    </style:style>
    <style:style style:name="P24" style:family="paragraph" style:parent-style-name="Table_20_Contents">
      <style:text-properties fo:font-size="14pt" officeooo:paragraph-rsid="0017fffc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17fffc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188567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fo:language="en" fo:country="US" officeooo:rsid="00188567" officeooo:paragraph-rsid="00188567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.039in" fo:margin-right="0in" fo:text-indent="0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32" style:family="paragraph" style:parent-style-name="Standard_20__28_user_29_" style:list-style-name="WWNum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9pt" officeooo:rsid="0009ff2f" officeooo:paragraph-rsid="00191995" style:font-size-asian="9pt" style:language-asian="ru" style:country-asian="RU" style:font-name-complex="Liberation Serif1" style:font-size-complex="9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 officeooo:rsid="00156e1d"/>
    </style:style>
    <style:style style:name="T4" style:family="text">
      <style:text-properties fo:language="en" fo:country="US" officeooo:rsid="0018856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6e1d"/>
    </style:style>
    <style:style style:name="T7" style:family="text">
      <style:text-properties fo:language="ru" fo:country="RU" officeooo:rsid="0017fffc"/>
    </style:style>
    <style:style style:name="T8" style:family="text">
      <style:text-properties fo:language="ru" fo:country="RU" officeooo:rsid="001044f3"/>
    </style:style>
    <style:style style:name="T9" style:family="text">
      <style:text-properties fo:language="ru" fo:country="RU" officeooo:rsid="000ccc30"/>
    </style:style>
    <style:style style:name="T10" style:family="text">
      <style:text-properties fo:language="ru" fo:country="RU" officeooo:rsid="00188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3">Докладная записка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6">Гл.Инженеру</text:p>
          </table:table-cell>
        </table:table-row>
        <table:table-row>
          <table:table-cell table:style-name="Таблица1.A1" office:value-type="string">
            <text:p text:style-name="P14"><text:span text:style-name="T6">27</text:span>.<text:span text:style-name="T6">01</text:span>.20<text:span text:style-name="T6">20</text:span> г.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6"><text:span text:style-name="T6">Дащёнку</text:span> <text:span text:style-name="T6">В</text:span>.<text:span text:style-name="T6">И</text:span>.</text:p>
          </table:table-cell>
        </table:table-row>
      </table:table>
      <text:p text:style-name="P1"/>
      <text:p text:style-name="P1"/>
      <text:p text:style-name="P3"/>
      <text:p text:style-name="P25">В связи с производственной необходимостью прошу Вас <text:span text:style-name="T1">закупить МТС сим-карту <text:s/>с VPN облгаза и статическим IP-адресом.</text:span></text:p>
      <text:p text:style-name="P27"><text:s text:c="11"/>SIM-карта будет установлен<text:span text:style-name="T7">а</text:span> в <text:span text:style-name="T6">ШРП-23</text:span><text:span text:style-name="T3"> </text:span><text:span text:style-name="T7">по адресу г.Браслав, д.Рубеж </text:span><text:span text:style-name="T8"><text:s/></text:span><text:span text:style-name="T2">для телеметрии</text:span>.</text:p>
      <text:p text:style-name="P6"/>
      <text:p text:style-name="P8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Мастер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20"><text:span text:style-name="T2">Генис</text:span> <text:span text:style-name="T2">Д</text:span>.<text:span text:style-name="T2">И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Докладная записка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Гл.Инженеру</text:p>
          </table:table-cell>
        </table:table-row>
        <table:table-row>
          <table:table-cell table:style-name="Table1.A1" office:value-type="string">
            <text:p text:style-name="P15"><text:span text:style-name="T6">27</text:span>.<text:span text:style-name="T6">01</text:span>.20<text:span text:style-name="T6">20</text:span> г.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>ПУ «<text:span text:style-name="T1">Браславгаз</text:span>»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<text:span text:style-name="T6">Дащёнку</text:span> <text:span text:style-name="T6">В</text:span>.<text:span text:style-name="T6">И</text:span>.</text:p>
          </table:table-cell>
        </table:table-row>
      </table:table>
      <text:p text:style-name="P2"/>
      <text:p text:style-name="P2"/>
      <text:p text:style-name="P4"/>
      <text:p text:style-name="P26">В связи с производственной необходимостью прошу Вас <text:span text:style-name="T1">закупить МТС сим-карт</text:span><text:span text:style-name="T7">ы</text:span><text:span text:style-name="T9"> </text:span><text:span text:style-name="T10">в количестве 5шт</text:span><text:span text:style-name="T9"> </text:span><text:span text:style-name="T1">с VPN облгаза и</text:span><text:span text:style-name="T9"> </text:span><text:span text:style-name="T7">динамическим </text:span><text:span text:style-name="T9"><text:s/></text:span><text:span text:style-name="T1">IP-адресом.</text:span></text:p>
      <text:p text:style-name="P28"><text:s text:c="11"/>SIM-карт<text:span text:style-name="T10">ы</text:span> <text:span text:style-name="T5">буд</text:span><text:span text:style-name="T10">ут</text:span> установлен<text:span text:style-name="T10">ы в планшеты </text:span><text:span text:style-name="T4">Lenovo TB-x705L</text:span><text:span text:style-name="T10">.</text:span></text:p>
      <text:p text:style-name="P29"/>
      <text:p text:style-name="P7"/>
      <text:p text:style-name="P9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Мастер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><text:span text:style-name="T2">Генис</text:span> <text:span text:style-name="T2">Д</text:span>.<text:span text:style-name="T2">И</text:span>.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3912193035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2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color="#000000" style:font-name="Nimbus Roman No9 L" fo:font-family="'Nimbus Roman No9 L'" style:font-family-generic="roman" style:font-pitch="variable" fo:font-size="14pt" fo:language="en" fo:country="US" fo:font-style="normal" fo:font-weight="normal" style:letter-kerning="true" style:font-name-asian="Times New Roman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Liberation Serif1" style:font-family-complex="'Liberation Serif'" style:font-family-generic-complex="system" style:font-pitch-complex="variable" style:font-size-complex="14pt" style:font-style-complex="normal" style:font-weight-complex="normal"/>
    </style:style>
    <style:style style:name="ListLabel_20_2" style:display-name="ListLabel 2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6" style:display-name="ListLabel 6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7" style:display-name="ListLabel 7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8" style:display-name="ListLabel 8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9" style:display-name="ListLabel 9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0-01-27T12:34:41.486477770</dc:date>
    <meta:editing-duration>PT51M19S</meta:editing-duration>
    <meta:editing-cycles>6</meta:editing-cycles>
    <meta:generator>LibreOffice/6.1.5.2$Linux_X86_64 LibreOffice_project/10$Build-2</meta:generator>
    <meta:print-date>2020-01-27T12:29:53.646008674</meta:print-date>
    <meta:document-statistic meta:table-count="4" meta:image-count="0" meta:object-count="0" meta:page-count="3" meta:paragraph-count="19" meta:word-count="82" meta:character-count="600" meta:non-whitespace-character-count="511"/>
  </office:meta>
</office:document-meta>
</file>